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style:contextual-spacing="false"/>
      <style:text-properties fo:color="#000000" loext:opacity="100%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10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11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rsid="000870c9" officeooo:paragraph-rsid="000870c9" style:letter-kerning="true" style:font-name-asian="SimSun" style:font-size-asian="11pt" style:language-asian="ru" style:country-asian="RU" style:font-name-complex="Times New Roman1" style:font-size-complex="11pt"/>
    </style:style>
    <style:style style:name="P21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0336d8" style:letter-kerning="true" style:font-name-asian="SimSun" style:font-size-asian="11pt" style:language-asian="ru" style:country-asian="RU" style:font-name-complex="Times New Roman1" style:font-size-complex="11pt"/>
    </style:style>
    <style:style style:name="P2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25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6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870c9"/>
    </style:style>
    <style:style style:name="P2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8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bold" officeooo:rsid="000870c9" officeooo:paragraph-rsid="000870c9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29" style:family="paragraph" style:parent-style-name="Standard_20__28_user_29_">
      <style:paragraph-properties fo:margin-top="0cm" fo:margin-bottom="0cm" style:contextual-spacing="false" fo:line-height="150%"/>
      <style:text-properties style:use-window-font-color="true" loext:opacity="0%" style:font-name="Times New Roman" fo:font-size="11pt" fo:language="ru" fo:country="RU" officeooo:paragraph-rsid="0009bf0e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0" style:family="paragraph" style:parent-style-name="Standard_20__28_user_29_">
      <style:paragraph-properties fo:margin-top="0cm" fo:margin-bottom="0cm" style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loext:opacity="0%" style:font-name="Times New Roman" fo:font-size="11pt" fo:language="ru" fo:country="RU" officeooo:paragraph-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3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2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ad8f9" officeooo:paragraph-rsid="000ad8f9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3" style:family="paragraph" style:parent-style-name="Standard_20__28_user_29_">
      <style:paragraph-properties fo:margin-top="0cm" fo:margin-bottom="0cm" style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loext:opacity="0%" style:font-name="Times New Roman" fo:font-size="11pt" fo:language="ru" fo:country="RU" fo:font-weight="normal" officeooo:rsid="000cbbd6" officeooo:paragraph-rsid="000cbbd6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34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35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loext:opacity="0%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37" style:family="paragraph" style:parent-style-name="Standard_20__28_user_29_">
      <style:paragraph-properties fo:margin-top="0cm" fo:margin-bottom="0cm" style:contextual-spacing="false"/>
      <style:text-properties officeooo:paragraph-rsid="000336d8"/>
    </style:style>
    <style:style style:name="P38" style:family="paragraph" style:parent-style-name="Standard_20__28_user_29_">
      <style:paragraph-properties fo:text-align="center" style:justify-single-word="false"/>
    </style:style>
    <style:style style:name="P39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0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8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49" style:family="paragraph" style:parent-style-name="Standard_20__28_user_29_" style:list-style-name="">
      <style:paragraph-properties fo:margin-left="0cm" fo:margin-right="0cm" fo:margin-top="0.353cm" fo:margin-bottom="0cm" style:contextual-spacing="false" fo:line-height="103%" fo:keep-together="always" fo:text-indent="0cm" style:auto-text-indent="false" fo:keep-with-next="always"/>
      <style:text-properties fo:color="#000000" loext:opacity="100%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4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en" fo:country="US" officeooo:rsid="00102075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en" fo:country="US" officeooo:rsid="000336d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color="#000000" loext:opacity="100%" style:font-name="Times New Roman" fo:font-size="14pt" fo:language="en" fo:country="US" officeooo:rsid="000870c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style:use-window-font-color="true" loext:opacity="0%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1" style:family="text">
      <style:text-properties style:use-window-font-color="true" loext:opacity="0%" style:font-name="Times New Roman" fo:font-size="11pt" fo:language="ru" fo:country="RU" officeooo: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2" style:family="text">
      <style:text-properties style:use-window-font-color="true" loext:opacity="0%" style:font-name="Times New Roman" fo:font-size="11pt" fo:language="ru" fo:country="RU" officeooo: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3" style:family="text">
      <style:text-properties style:use-window-font-color="true" loext:opacity="0%" style:font-name="Times New Roman" fo:font-size="14pt" fo:language="en" fo:country="US" fo:font-weight="bold" officeooo:rsid="000870c9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4" style:family="text">
      <style:text-properties style:font-weight-complex="bold"/>
    </style:style>
    <style:style style:name="T15" style:family="text">
      <style:text-properties officeooo:rsid="0000a934" style:font-weight-complex="bold"/>
    </style:style>
    <style:style style:name="T16" style:family="text">
      <style:text-properties officeooo:rsid="00040498"/>
    </style:style>
    <style:style style:name="T17" style:family="text">
      <style:text-properties officeooo:rsid="000870c9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09bf0e"/>
    </style:style>
    <style:style style:name="T20" style:family="text">
      <style:text-properties officeooo:rsid="000cbbd6"/>
    </style:style>
    <style:style style:name="T21" style:family="text">
      <style:text-properties officeooo:rsid="000f671f"/>
    </style:style>
    <style:style style:name="T22" style:family="text">
      <style:text-properties officeooo:rsid="00102075"/>
    </style:style>
    <style:style style:name="T23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осковский Авиационный Институт</text:p>
      <text:p text:style-name="P18">(Национальный Исследовательский Университет)</text:p>
      <text:p text:style-name="P18">Факультет информационных технологий и прикладной математики</text:p>
      <text:p text:style-name="P18">Кафедра вычислительной математики и программирования</text:p>
      <text:p text:style-name="P23"/>
      <text:p text:style-name="P23"/>
      <text:p text:style-name="P38"><text:span text:style-name="T1">Лабораторная работа №</text:span><text:span text:style-name="T13">6-8</text:span><text:span text:style-name="T1"> по курсу</text:span></text:p>
      <text:p text:style-name="P15">«Операционные системы»</text:p>
      <text:p text:style-name="P15"/>
      <text:p text:style-name="P38"/>
      <text:p text:style-name="P22"/>
      <text:p text:style-name="P23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4">Студент: </text:span><text:span text:style-name="T6">Дубровин Дмитрий Константинович</text:span></text:p>
      <text:p text:style-name="P8"><text:span text:style-name="T4">Группа: </text:span><text:span text:style-name="T7">М8О-207Б-21</text:span></text:p>
      <text:p text:style-name="P8"><text:span text:style-name="T4">Вариант: </text:span><text:span text:style-name="T8">1</text:span><text:span text:style-name="T9">4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4"/>
      <text:p text:style-name="P4"/>
      <text:p text:style-name="P9"><text:span text:style-name="T4">Москва, 202</text:span><text:span text:style-name="T7">2</text:span></text:p>
      <text:p text:style-name="P5"/>
      <text:p text:style-name="P16"><text:soft-page-break/>Содержание</text:p>
      <text:list xml:id="list1996903493" text:style-name="WWNum5">
        <text:list-item text:start-value="1">
          <text:p text:style-name="P39">Репозиторий</text:p>
        </text:list-item>
        <text:list-item text:style-override="WWNum6">
          <text:p text:style-name="P40">Постановка задачи</text:p>
        </text:list-item>
        <text:list-item text:style-override="WWNum7">
          <text:p text:style-name="P41">Общие сведения о программе</text:p>
        </text:list-item>
        <text:list-item text:style-override="WWNum8">
          <text:p text:style-name="P42">Общий метод и алгоритм решения</text:p>
        </text:list-item>
        <text:list-item text:style-override="WWNum9">
          <text:p text:style-name="P43">Исходный код</text:p>
        </text:list-item>
        <text:list-item text:style-override="WWNum10">
          <text:p text:style-name="P44">Демонстрация работы программы</text:p>
        </text:list-item>
        <text:list-item text:style-override="WWNum11">
          <text:p text:style-name="P45">Выводы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Репозиторий</text:p>
      <text:p text:style-name="P19">https://github.com/1droozd1/os_labs</text:p>
      <text:p text:style-name="P16">Постановка задачи</text:p>
      <text:h text:style-name="P49" text:outline-level="2">Цель работы</text:h>
      <text:p text:style-name="P37"><text:span text:style-name="T12">П</text:span><text:span text:style-name="T10">риобретение практических навыков в: </text:span><text:span text:style-name="T12">у</text:span><text:span text:style-name="T10">правлении серверами сообщений (№6)</text:span><text:span text:style-name="T12">, п</text:span><text:span text:style-name="T10">рименение отложенных вычислений (№7), </text:span><text:span text:style-name="T12">и</text:span><text:span text:style-name="T10">нтеграция программных систем друг с другом (№8)</text:span></text:p>
      <text:h text:style-name="P47" text:outline-level="2">Задание</text:h>
      <text:p text:style-name="P30">Реализовать распределенную систему по асинхронной обработке запросов. В данной</text:p>
      <text:p text:style-name="P30">распределенной системе должно существовать 2 вида узлов: «управляющий» и</text:p>
      <text:p text:style-name="P30">«вычислительный». Необходимо объединить данные узлы в соответствии с той топологией,</text:p>
      <text:p text:style-name="P30">которая определена вариантом. Связь между узлами необходимо осуществить при помощи</text:p>
      <text:p text:style-name="P30">технологии очередей сообщений. Также в данной системе необходимо предусмотреть проверку</text:p>
      <text:p text:style-name="P30">доступности узлов в соответствии с вариантом. При убийстве («kill -9») любого вычислительного</text:p>
      <text:p text:style-name="P30">узла система должна пытаться максимально сохранять свою работоспособность, а именно все</text:p>
      <text:p text:style-name="P30">дочерние узлы убитого узла могут стать недоступными, но родительские узлы должны сохранить</text:p>
      <text:p text:style-name="P30">свою работоспособность.</text:p>
      <text:p text:style-name="P30">Управляющий узел отвечает за ввод команд от пользователя и отправку этих команд на</text:p>
      <text:p text:style-name="P26"><text:span text:style-name="T10">вычислительные узлы. </text:span><text:span text:style-name="T3"><text:line-break/><text:line-break/></text:span><text:span text:style-name="T11">1</text:span><text:span text:style-name="T12">4</text:span><text:span text:style-name="T3"> вариант</text:span></text:p>
      <text:p text:style-name="P20"><text:span text:style-name="T18">Топология 2:</text:span> Аналогично топологии 1, но узлы находятся в дереве общего вида.</text:p>
      <text:p text:style-name="P21"><text:span text:style-name="T18">Набор команд 1 (подсчет суммы n чисел):</text:span> Формат команды: exec id n k 1 … k n</text:p>
      <text:p text:style-name="P21"><text:span text:style-name="T18">Команда проверки 2: </text:span>Формат команды: ping id. Команда проверяет доступность конкретного узла. Если узла нет, то необходимо выводить</text:p>
      <text:p text:style-name="P21">ошибку: «Error: Not found»</text:p>
      <text:p text:style-name="P10"/>
      <text:p text:style-name="P13">Общие сведения о программе</text:p>
      <text:p text:style-name="P34"><text:span text:style-name="T15">П</text:span><text:span text:style-name="T14">рограмма выполняет следующие команды:</text:span></text:p>
      <text:p text:style-name="P35">1. create id parent — создает узел id и родителем parent</text:p>
      <text:p text:style-name="P35">2. remove id — удаляет узел id</text:p>
      <text:p text:style-name="P35">3. exec id n s1 … sn — на узле id считает сумму n чисел</text:p>
      <text:p text:style-name="P35">4. ping id — проверяет доступность узла id</text:p>
      <text:p text:style-name="P35">5. exit — завершает программу.</text:p>
      <text:p text:style-name="P35"/>
      <text:p text:style-name="P36"><text:soft-page-break/>Общий метод и алгоритм решения</text:p>
      <text:p text:style-name="P32">Узлы передают между собой информацию при помощи очереди сообщений ZeroMQ. </text:p>
      <text:p text:style-name="P32">Для создания узла, мы запускаем fork на родителе и передаем ребенку данные для связи с ним.</text:p>
      <text:p text:style-name="P32">При удалении мы передаем детям сигнал об удалении. Так же формируем список потомков. В итоге все узлы из этого списка удаляться</text:p>
      <text:p text:style-name="P32">При проверки доступности мы посылаем сообщение детям, если за 3 секунды нет ответа, то считаем узел недоступный.</text:p>
      <text:p text:style-name="P32">Для отправки сообщений <text:span text:style-name="T20">мы проверяем на доступность детей, если доступны, то отправляем им сообщение. Обратно узлы отправляют сообщение или о нахождении нужного узла и о выполнении функции, или о ошибке.</text:span></text:p>
      <text:p text:style-name="P33">Для выполнения функции подсчета суммы сообщение передается нужному узлу, после узел <text:s/>считает в цикле сумму и отправляет сообщение обратно </text:p>
      <text:p text:style-name="P24"/>
      <text:p text:style-name="P25"><text:span text:style-name="T1">Исходный</text:span><text:span text:style-name="T2"> </text:span><text:span text:style-name="T1">код</text:span></text:p>
      <text:p text:style-name="P28">client.cpp</text:p>
      <text:p text:style-name="P31">#include "node_tree.hpp"</text:p>
      <text:p text:style-name="P31">#include "net_realization.hpp"</text:p>
      <text:p text:style-name="P31">#include "set"</text:p>
      <text:p text:style-name="P31">#include &lt;signal.h&gt;</text:p>
      <text:p text:style-name="P31"/>
      <text:p text:style-name="P31">int main() {</text:p>
      <text:p text:style-name="P31"><text:s text:c="4"/>std::set&lt;int&gt; all_nodes;</text:p>
      <text:p text:style-name="P31"><text:s text:c="4"/>std::string prog_path = "./server";</text:p>
      <text:p text:style-name="P31"><text:s text:c="4"/>Node task(-1);</text:p>
      <text:p text:style-name="P31"><text:s text:c="4"/>all_nodes.insert(-1);</text:p>
      <text:p text:style-name="P31"><text:s text:c="4"/>std::string command;</text:p>
      <text:p text:style-name="P31"><text:s text:c="4"/>while(std::cin &gt;&gt; command) {</text:p>
      <text:p text:style-name="P31"><text:s text:c="8"/>if(command == "create") {</text:p>
      <text:p text:style-name="P31"><text:s text:c="12"/>int id_child, id_parent;</text:p>
      <text:p text:style-name="P31"><text:s text:c="12"/>std::cin &gt;&gt; id_child &gt;&gt; id_parent;</text:p>
      <text:p text:style-name="P31"><text:s text:c="12"/>if(all_nodes.find(id_child) != all_nodes.end()) {</text:p>
      <text:p text:style-name="P31"><text:s text:c="16"/>std::cout &lt;&lt; "Error: Already exists" &lt;&lt; std::endl;</text:p>
      <text:p text:style-name="P31"><text:s text:c="12"/>} else if(all_nodes.find(id_parent) == all_nodes.end()) {</text:p>
      <text:p text:style-name="P31"><text:s text:c="16"/>std::cout &lt;&lt; "Error: Parent not found" &lt;&lt; std::endl;</text:p>
      <text:p text:style-name="P31"><text:s text:c="12"/>}else if(id_parent == task.id) {</text:p>
      <text:p text:style-name="P31"><text:s text:c="16"/>std::string ans = task.Create(id_child, prog_path);</text:p>
      <text:p text:style-name="P31"><text:s text:c="16"/>std::cout &lt;&lt; ans &lt;&lt; std::endl;</text:p>
      <text:p text:style-name="P31"><text:soft-page-break/><text:s text:c="16"/>all_nodes.insert(id_child);</text:p>
      <text:p text:style-name="P31"><text:s text:c="12"/>} else{</text:p>
      <text:p text:style-name="P31"><text:s text:c="16"/>std::string str = "create " + std::to_string(id_child);</text:p>
      <text:p text:style-name="P31"><text:s text:c="16"/>std::string ans = task.Send(str, id_parent);</text:p>
      <text:p text:style-name="P31"><text:s text:c="16"/>std::cout &lt;&lt; ans &lt;&lt; std::endl;</text:p>
      <text:p text:style-name="P31"><text:s text:c="16"/>all_nodes.insert(id_child);</text:p>
      <text:p text:style-name="P31"><text:s text:c="12"/>} <text:s text:c="2"/></text:p>
      <text:p text:style-name="P31"><text:s text:c="8"/>} else if(command == "ping") {</text:p>
      <text:p text:style-name="P31"><text:s text:c="12"/>int id_child;</text:p>
      <text:p text:style-name="P31"><text:s text:c="12"/>std::cin &gt;&gt; id_child;</text:p>
      <text:p text:style-name="P31"><text:s text:c="12"/>if(all_nodes.find(id_child) == all_nodes.end()) {</text:p>
      <text:p text:style-name="P31"><text:s text:c="16"/>std::cout &lt;&lt; "Error: Not found" &lt;&lt; std::endl;</text:p>
      <text:p text:style-name="P31"><text:s text:c="12"/>}else if(task.children.find(id_child) != task.children.end()) {</text:p>
      <text:p text:style-name="P31"><text:s text:c="16"/>std::string ans = task.Ping(id_child);</text:p>
      <text:p text:style-name="P31"><text:s text:c="16"/>std::cout &lt;&lt; ans &lt;&lt; std::endl;</text:p>
      <text:p text:style-name="P31"><text:s text:c="12"/>}else{</text:p>
      <text:p text:style-name="P31"><text:s text:c="16"/>std::string str = "ping " + std::to_string(id_child);</text:p>
      <text:p text:style-name="P31"><text:s text:c="16"/>std::string ans = task.Send(str, id_child);</text:p>
      <text:p text:style-name="P31"><text:s text:c="16"/>if(ans == "Error: not find") {</text:p>
      <text:p text:style-name="P31"><text:s text:c="20"/>ans = "Ok: 0";</text:p>
      <text:p text:style-name="P31"><text:s text:c="16"/>}</text:p>
      <text:p text:style-name="P31"><text:s text:c="16"/>std::cout &lt;&lt; ans &lt;&lt; std::endl;</text:p>
      <text:p text:style-name="P31"><text:s text:c="12"/>}</text:p>
      <text:p text:style-name="P31"><text:s text:c="8"/>}else if(command == "exec") {</text:p>
      <text:p text:style-name="P31"><text:s text:c="12"/>int id, number, cnt;</text:p>
      <text:p text:style-name="P31"><text:s text:c="12"/>std::cin &gt;&gt; id &gt;&gt; cnt;</text:p>
      <text:p text:style-name="P31"><text:s text:c="12"/>std::string msg = "exec " + std::to_string(cnt); </text:p>
      <text:p text:style-name="P31"><text:s text:c="12"/>for(int i = 0; i &lt; cnt; i++) {</text:p>
      <text:p text:style-name="P31"><text:s text:c="16"/>std::cin &gt;&gt; number;</text:p>
      <text:p text:style-name="P31"><text:s text:c="16"/>msg += " " + std::to_string(number);</text:p>
      <text:p text:style-name="P31"><text:s text:c="12"/>}</text:p>
      <text:p text:style-name="P31"><text:s text:c="12"/>if(all_nodes.find(id) == all_nodes.end()) {</text:p>
      <text:p text:style-name="P31"><text:s text:c="16"/>std::cout &lt;&lt; "Error: Not found" &lt;&lt; std::endl;</text:p>
      <text:p text:style-name="P31"><text:s text:c="12"/>}else{</text:p>
      <text:p text:style-name="P31"><text:s text:c="16"/>std::string ans = task.Send(msg,id);</text:p>
      <text:p text:style-name="P31"><text:s text:c="16"/>std::cout &lt;&lt; ans &lt;&lt; std::endl;</text:p>
      <text:p text:style-name="P31"><text:s text:c="12"/>}</text:p>
      <text:p text:style-name="P31"><text:s text:c="8"/>}else if(command == "remove") {</text:p>
      <text:p text:style-name="P31"><text:soft-page-break/><text:s text:c="12"/>int id;</text:p>
      <text:p text:style-name="P31"><text:s text:c="12"/>std::cin &gt;&gt; id;</text:p>
      <text:p text:style-name="P31"><text:s text:c="12"/>std::string msg = "remove";</text:p>
      <text:p text:style-name="P31"><text:s text:c="12"/>if(all_nodes.find(id) == all_nodes.end()) {</text:p>
      <text:p text:style-name="P31"><text:s text:c="16"/>std::cout &lt;&lt; "Error: Not found" &lt;&lt; std::endl;</text:p>
      <text:p text:style-name="P31"><text:s text:c="12"/>}else{</text:p>
      <text:p text:style-name="P31"><text:s text:c="16"/>std::string ans = task.Send(msg,id);</text:p>
      <text:p text:style-name="P31"><text:s text:c="16"/>if(ans != "Error: not find") {</text:p>
      <text:p text:style-name="P31"><text:s text:c="20"/>std::istringstream ids(ans);</text:p>
      <text:p text:style-name="P31"><text:s text:c="20"/>int tmp;</text:p>
      <text:p text:style-name="P31"><text:s text:c="20"/>while(ids &gt;&gt; tmp) {</text:p>
      <text:p text:style-name="P31"><text:s text:c="24"/>all_nodes.erase(tmp);</text:p>
      <text:p text:style-name="P31"><text:s text:c="20"/>}</text:p>
      <text:p text:style-name="P31"><text:s text:c="20"/>ans = "Ok";</text:p>
      <text:p text:style-name="P31"><text:s text:c="20"/>if(task.children.find(id) != task.children.end()) {</text:p>
      <text:p text:style-name="P31"><text:s text:c="24"/>net::unbind(task.children[id],task.children_port[id]);</text:p>
      <text:p text:style-name="P31"><text:s text:c="24"/>task.children[id]-&gt;close();</text:p>
      <text:p text:style-name="P31"><text:s text:c="24"/>task.children.erase(id);</text:p>
      <text:p text:style-name="P31"><text:s text:c="24"/>task.children_port.erase(id);</text:p>
      <text:p text:style-name="P31"><text:s text:c="20"/>}</text:p>
      <text:p text:style-name="P31"><text:s text:c="16"/>}</text:p>
      <text:p text:style-name="P31"><text:s text:c="16"/>std::cout &lt;&lt; ans &lt;&lt; std::endl;</text:p>
      <text:p text:style-name="P31"><text:s text:c="12"/>}</text:p>
      <text:p text:style-name="P31"><text:s text:c="8"/>} else if(command == "exit") {</text:p>
      <text:p text:style-name="P31"><text:s text:c="12"/>task.Remove();</text:p>
      <text:p text:style-name="P31"><text:s text:c="12"/>return 0;</text:p>
      <text:p text:style-name="P31"><text:s text:c="8"/>}</text:p>
      <text:p text:style-name="P31"><text:s text:c="4"/>}</text:p>
      <text:p text:style-name="P31">}</text:p>
      <text:p text:style-name="P27"><text:span text:style-name="T17">server</text:span>.cpp</text:p>
      <text:p text:style-name="P31">#include "node_tree.hpp"</text:p>
      <text:p text:style-name="P31">#include "net_realization.hpp"</text:p>
      <text:p text:style-name="P31">#include &lt;fstream&gt;</text:p>
      <text:p text:style-name="P31">#include &lt;signal.h&gt;</text:p>
      <text:p text:style-name="P31"/>
      <text:p text:style-name="P31">int main(int argc, char **argv) {</text:p>
      <text:p text:style-name="P31"><text:s text:c="4"/>if(argc != 3) {</text:p>
      <text:p text:style-name="P31"><text:s text:c="8"/>return -1;</text:p>
      <text:p text:style-name="P31"><text:soft-page-break/><text:s text:c="4"/>}</text:p>
      <text:p text:style-name="P31"><text:s text:c="4"/></text:p>
      <text:p text:style-name="P31"><text:s text:c="4"/>Node task(atoi(argv[1]),atoi(argv[2]));</text:p>
      <text:p text:style-name="P31"><text:s text:c="4"/>std::string prog_path = "./server";</text:p>
      <text:p text:style-name="P31"><text:s text:c="4"/>while(1) {</text:p>
      <text:p text:style-name="P31"><text:s text:c="8"/>std::string message;</text:p>
      <text:p text:style-name="P31"><text:s text:c="8"/>std::string command = " ";</text:p>
      <text:p text:style-name="P31"><text:s text:c="8"/>message = net::reseave_message(&amp;(task.parent));</text:p>
      <text:p text:style-name="P31"><text:s text:c="8"/>std::istringstream <text:s/>request(message);</text:p>
      <text:p text:style-name="P31"><text:s text:c="8"/>request &gt;&gt; command;</text:p>
      <text:p text:style-name="P31"/>
      <text:p text:style-name="P31"><text:s text:c="8"/></text:p>
      <text:p text:style-name="P31"><text:s text:c="8"/>if(command == "create") {</text:p>
      <text:p text:style-name="P31"><text:s text:c="12"/>int id_child, id_parent;</text:p>
      <text:p text:style-name="P31"><text:s text:c="12"/>request &gt;&gt; id_child;</text:p>
      <text:p text:style-name="P31"><text:s text:c="12"/>std::string ans = task.Create(id_child, prog_path);</text:p>
      <text:p text:style-name="P31"><text:s text:c="12"/>net::send_message(&amp;task.parent,ans);</text:p>
      <text:p text:style-name="P31"><text:s text:c="8"/>} else if(command == "pid") {</text:p>
      <text:p text:style-name="P31"><text:s text:c="12"/>std::string ans = task.Pid();</text:p>
      <text:p text:style-name="P31"><text:s text:c="12"/>net::send_message(&amp;task.parent,ans);</text:p>
      <text:p text:style-name="P31"><text:s text:c="8"/>} else if(command == "ping") {</text:p>
      <text:p text:style-name="P31"><text:s text:c="12"/>int id_child;</text:p>
      <text:p text:style-name="P31"><text:s text:c="12"/>request &gt;&gt; id_child;</text:p>
      <text:p text:style-name="P31"><text:s text:c="12"/>std::string ans = task.Ping(id_child);</text:p>
      <text:p text:style-name="P31"><text:s text:c="12"/>net::send_message(&amp;task.parent,ans);</text:p>
      <text:p text:style-name="P31"><text:s text:c="8"/>} else if(command == "send") {</text:p>
      <text:p text:style-name="P31"><text:s text:c="12"/>int id;</text:p>
      <text:p text:style-name="P31"><text:s text:c="12"/>request &gt;&gt; id;</text:p>
      <text:p text:style-name="P31"><text:s text:c="12"/>std::string str;</text:p>
      <text:p text:style-name="P31"><text:s text:c="12"/>getline(request, str);</text:p>
      <text:p text:style-name="P31"><text:s text:c="12"/>str.erase(0,1);</text:p>
      <text:p text:style-name="P31"><text:s text:c="12"/>std::string ans;</text:p>
      <text:p text:style-name="P31"><text:s text:c="12"/>ans = task.Send(str,id);</text:p>
      <text:p text:style-name="P31"><text:s text:c="12"/>net::send_message(&amp;task.parent,ans);</text:p>
      <text:p text:style-name="P31"><text:s text:c="8"/>} else if(command == "exec") {</text:p>
      <text:p text:style-name="P31"><text:s text:c="12"/>int cnt, sum = 0, number;</text:p>
      <text:p text:style-name="P31"><text:s text:c="12"/>request &gt;&gt; cnt;</text:p>
      <text:p text:style-name="P31"><text:s text:c="12"/>for(int i = 0; i &lt; cnt; i++) {</text:p>
      <text:p text:style-name="P31"><text:soft-page-break/><text:s text:c="16"/>request &gt;&gt; number;</text:p>
      <text:p text:style-name="P31"><text:s text:c="16"/>sum += number;</text:p>
      <text:p text:style-name="P31"><text:s text:c="12"/>}</text:p>
      <text:p text:style-name="P31"><text:s text:c="12"/>std::string to_send;</text:p>
      <text:p text:style-name="P31"><text:s text:c="12"/>to_send = "Ok: " + std::to_string(task.id) + ": " + std::to_string(sum);</text:p>
      <text:p text:style-name="P31"><text:s text:c="12"/>net::send_message(&amp;task.parent,to_send);</text:p>
      <text:p text:style-name="P31"><text:s text:c="8"/>} else if(command == "remove") {</text:p>
      <text:p text:style-name="P31"><text:s text:c="12"/>std::string ans = task.Remove();</text:p>
      <text:p text:style-name="P31"><text:s text:c="12"/>ans = std::to_string(task.id) + " " + ans;</text:p>
      <text:p text:style-name="P31"><text:s text:c="12"/>net::send_message(&amp;task.parent, ans);</text:p>
      <text:p text:style-name="P31"><text:s text:c="12"/>net::disconnect(&amp;task.parent, task.parent_port);</text:p>
      <text:p text:style-name="P31"><text:s text:c="12"/>task.parent.close();</text:p>
      <text:p text:style-name="P31"><text:s text:c="12"/>break;</text:p>
      <text:p text:style-name="P31"><text:s text:c="8"/>}</text:p>
      <text:p text:style-name="P31"><text:s text:c="4"/>}</text:p>
      <text:p text:style-name="P31"/>
      <text:p text:style-name="P31"><text:s text:c="4"/>return 0;</text:p>
      <text:p text:style-name="P31">}</text:p>
      <text:p text:style-name="P27">net_realization.<text:span text:style-name="T17">hpp</text:span></text:p>
      <text:p text:style-name="P31">#pragma once</text:p>
      <text:p text:style-name="P31"/>
      <text:p text:style-name="P31">#include &lt;iostream&gt;</text:p>
      <text:p text:style-name="P31">#include &lt;zmq.hpp&gt;</text:p>
      <text:p text:style-name="P31">#include &lt;sstream&gt;</text:p>
      <text:p text:style-name="P31">#include &lt;string&gt;</text:p>
      <text:p text:style-name="P31"/>
      <text:p text:style-name="P31">namespace net{</text:p>
      <text:p text:style-name="P31"/>
      <text:p text:style-name="P31"><text:s text:c="4"/>int bind(zmq::socket_t *socket, int id) {</text:p>
      <text:p text:style-name="P31"><text:s text:c="8"/>int port = 4040 + id;</text:p>
      <text:p text:style-name="P31"><text:s text:c="8"/>while(true) {</text:p>
      <text:p text:style-name="P31"><text:s text:c="12"/>std::string adress = "tcp://127.0.0.1:" <text:s/>+ std::to_string(port);</text:p>
      <text:p text:style-name="P31"><text:s text:c="12"/>try{</text:p>
      <text:p text:style-name="P31"><text:s text:c="16"/>socket-&gt;bind(adress);</text:p>
      <text:p text:style-name="P31"><text:s text:c="16"/>break;</text:p>
      <text:p text:style-name="P31"><text:s text:c="12"/>} catch(...) {</text:p>
      <text:p text:style-name="P31"><text:s text:c="16"/>port++;</text:p>
      <text:p text:style-name="P31"><text:s text:c="12"/>} <text:s text:c="3"/></text:p>
      <text:p text:style-name="P31"><text:soft-page-break/><text:s text:c="8"/>}</text:p>
      <text:p text:style-name="P31"><text:s text:c="8"/>return port;</text:p>
      <text:p text:style-name="P31"><text:s text:c="4"/>}</text:p>
      <text:p text:style-name="P31"><text:s text:c="4"/>void unbind(zmq::socket_t *socket, int port) {</text:p>
      <text:p text:style-name="P31"><text:s text:c="8"/>std::string adress = "tcp://127.0.0.1:" + std::to_string(port);</text:p>
      <text:p text:style-name="P31"><text:s text:c="8"/>socket-&gt;unbind(adress);</text:p>
      <text:p text:style-name="P31"><text:s text:c="4"/>}</text:p>
      <text:p text:style-name="P31"/>
      <text:p text:style-name="P31"><text:s text:c="4"/>void connect(zmq::socket_t *socket, int port) {</text:p>
      <text:p text:style-name="P31"><text:s text:c="8"/>std::string adress = "tcp://127.0.0.1:" + std::to_string(port);</text:p>
      <text:p text:style-name="P31"><text:s text:c="8"/>socket-&gt;connect(adress);</text:p>
      <text:p text:style-name="P31"><text:s text:c="4"/>}</text:p>
      <text:p text:style-name="P31"><text:s text:c="4"/></text:p>
      <text:p text:style-name="P31"><text:s text:c="4"/>void disconnect(zmq::socket_t *socket, int port) {</text:p>
      <text:p text:style-name="P31"><text:s text:c="8"/>std::string adress = "tcp://127.0.0.1:" + std::to_string(port);</text:p>
      <text:p text:style-name="P31"><text:s text:c="8"/>socket-&gt;disconnect(adress);</text:p>
      <text:p text:style-name="P31"><text:s text:c="4"/>}</text:p>
      <text:p text:style-name="P31"/>
      <text:p text:style-name="P31"><text:s text:c="4"/>void send_message(zmq::socket_t *socket, const std::string msg) {</text:p>
      <text:p text:style-name="P31"><text:s text:c="8"/>zmq::message_t message(msg.size());</text:p>
      <text:p text:style-name="P31"><text:s text:c="8"/>memcpy(message.data(), msg.c_str(), msg.size());</text:p>
      <text:p text:style-name="P31"><text:s text:c="8"/>try{</text:p>
      <text:p text:style-name="P31"><text:s text:c="12"/>socket-&gt;send(message);</text:p>
      <text:p text:style-name="P31"><text:s text:c="8"/>}catch(...) {}</text:p>
      <text:p text:style-name="P31"><text:s text:c="4"/>}</text:p>
      <text:p text:style-name="P31"/>
      <text:p text:style-name="P31"><text:s text:c="4"/>std::string reseave_message(zmq::socket_t *socket) {</text:p>
      <text:p text:style-name="P31"><text:s text:c="8"/>zmq::message_t message;</text:p>
      <text:p text:style-name="P31"><text:s text:c="8"/>bool success = true;</text:p>
      <text:p text:style-name="P31"><text:s text:c="8"/>try{</text:p>
      <text:p text:style-name="P31"><text:s text:c="12"/>socket-&gt;recv(&amp;message,0);</text:p>
      <text:p text:style-name="P31"><text:s text:c="8"/>}catch(...) {</text:p>
      <text:p text:style-name="P31"><text:s text:c="12"/>success = false;</text:p>
      <text:p text:style-name="P31"><text:s text:c="8"/>}</text:p>
      <text:p text:style-name="P31"><text:s text:c="8"/>if(!success || message.size() == 0) {;</text:p>
      <text:p text:style-name="P31"><text:s text:c="12"/>throw -1;</text:p>
      <text:p text:style-name="P31"><text:s text:c="8"/>}</text:p>
      <text:p text:style-name="P31"><text:s text:c="8"/>std::string str(static_cast&lt;char*&gt;(message.data()), message.size());</text:p>
      <text:p text:style-name="P31"><text:soft-page-break/><text:s text:c="8"/>return str;</text:p>
      <text:p text:style-name="P31"><text:s text:c="4"/>}</text:p>
      <text:p text:style-name="P31"/>
      <text:p text:style-name="P31">}</text:p>
      <text:p text:style-name="P27"><text:span text:style-name="T17">node_tree</text:span>.<text:span text:style-name="T17">h</text:span>pp</text:p>
      <text:p text:style-name="P31">#include &lt;iostream&gt;</text:p>
      <text:p text:style-name="P31">#include "net_realization.hpp"</text:p>
      <text:p text:style-name="P31">#include &lt;sstream&gt;</text:p>
      <text:p text:style-name="P31">#include &lt;unordered_map&gt;</text:p>
      <text:p text:style-name="P31">#include "unistd.h"</text:p>
      <text:p text:style-name="P31"/>
      <text:p text:style-name="P31">class Node{</text:p>
      <text:p text:style-name="P31">private:</text:p>
      <text:p text:style-name="P31"><text:s text:c="4"/>zmq::context_t context;</text:p>
      <text:p text:style-name="P31">public:</text:p>
      <text:p text:style-name="P31"><text:s text:c="4"/>std::unordered_map&lt;int,zmq::socket_t*&gt; children;</text:p>
      <text:p text:style-name="P31"><text:s text:c="4"/>std::unordered_map&lt;int,int&gt; children_port;</text:p>
      <text:p text:style-name="P31"><text:s text:c="4"/>zmq::socket_t parent;</text:p>
      <text:p text:style-name="P31"><text:s text:c="4"/>int parent_port;</text:p>
      <text:p text:style-name="P31"/>
      <text:p text:style-name="P31"><text:s text:c="4"/>int id;</text:p>
      <text:p text:style-name="P31"><text:s text:c="4"/>Node(int _id , int _parent_port = -1):id(_id),parent(context,ZMQ_REP),parent_port(_parent_port) {</text:p>
      <text:p text:style-name="P31"><text:s text:c="8"/>if(_id != -1) {</text:p>
      <text:p text:style-name="P31"><text:s text:c="12"/>net::connect(&amp;parent,_parent_port);</text:p>
      <text:p text:style-name="P31"><text:s text:c="8"/>}</text:p>
      <text:p text:style-name="P31"><text:s text:c="4"/>}</text:p>
      <text:p text:style-name="P31"/>
      <text:p text:style-name="P31"><text:s text:c="4"/>std::string Ping(int _id) {</text:p>
      <text:p text:style-name="P31"><text:s text:c="8"/>std::string ans = "Ok: 0";</text:p>
      <text:p text:style-name="P31"><text:s text:c="8"/>if(_id == id) {</text:p>
      <text:p text:style-name="P31"><text:s text:c="12"/>ans = "Ok: 1";</text:p>
      <text:p text:style-name="P31"><text:s text:c="12"/>return ans;</text:p>
      <text:p text:style-name="P31"><text:s text:c="8"/>} else if(children.find(_id) != children.end()) {</text:p>
      <text:p text:style-name="P31"><text:s text:c="12"/>std::string msg = "ping " + std::to_string(_id);</text:p>
      <text:p text:style-name="P31"><text:s text:c="12"/>net::send_message(children[_id],msg);</text:p>
      <text:p text:style-name="P31"><text:s text:c="12"/>try{</text:p>
      <text:p text:style-name="P31"><text:s text:c="16"/>msg <text:s/>= net::reseave_message(children[_id]);</text:p>
      <text:p text:style-name="P31"><text:s text:c="16"/>if(msg == "Ok: 1")</text:p>
      <text:p text:style-name="P31"><text:soft-page-break/><text:s text:c="20"/>ans = msg;</text:p>
      <text:p text:style-name="P31"><text:s text:c="12"/>} catch(int) {}</text:p>
      <text:p text:style-name="P31"><text:s text:c="12"/>return ans;</text:p>
      <text:p text:style-name="P31"><text:s text:c="8"/>}else{</text:p>
      <text:p text:style-name="P31"><text:s text:c="12"/>return ans;</text:p>
      <text:p text:style-name="P31"><text:s text:c="8"/>}</text:p>
      <text:p text:style-name="P31"><text:s text:c="4"/>} </text:p>
      <text:p text:style-name="P31"/>
      <text:p text:style-name="P31"><text:s text:c="4"/>std::string Create(int child_id,std::string program_path) {</text:p>
      <text:p text:style-name="P31"><text:s text:c="8"/>std::string program_name = program_path.substr(program_path.find_last_of("/") + 1);</text:p>
      <text:p text:style-name="P31"><text:s text:c="8"/>children[child_id] = new zmq::socket_t(context,ZMQ_REQ);</text:p>
      <text:p text:style-name="P31"><text:s text:c="8"/></text:p>
      <text:p text:style-name="P31"><text:s text:c="8"/>int new_port = net::bind(children[child_id],child_id);</text:p>
      <text:p text:style-name="P31"><text:s text:c="8"/>children_port[child_id] = new_port;</text:p>
      <text:p text:style-name="P31"><text:s text:c="8"/>int pid = fork();</text:p>
      <text:p text:style-name="P31"><text:s text:c="8"/></text:p>
      <text:p text:style-name="P31"><text:s text:c="8"/>if(pid == 0) {</text:p>
      <text:p text:style-name="P31"><text:s text:c="12"/>execl(program_path.c_str(), program_name.c_str(), std::to_string(child_id).c_str() , std::to_string(new_port).c_str() ,(char*)NULL);</text:p>
      <text:p text:style-name="P31"><text:s text:c="8"/>}else{</text:p>
      <text:p text:style-name="P31"><text:s text:c="12"/>std::string child_pid;</text:p>
      <text:p text:style-name="P31"><text:s text:c="12"/>try{</text:p>
      <text:p text:style-name="P31"><text:s text:c="16"/>children[child_id]-&gt;setsockopt(ZMQ_SNDTIMEO,3000);</text:p>
      <text:p text:style-name="P31"><text:s text:c="16"/>net::send_message(children[child_id],"pid");</text:p>
      <text:p text:style-name="P31"><text:s text:c="16"/>child_pid = net::reseave_message(children[child_id]);</text:p>
      <text:p text:style-name="P31"><text:s text:c="12"/>} catch(int) {</text:p>
      <text:p text:style-name="P31"><text:s text:c="16"/>child_pid = "Error: can't connect to child";</text:p>
      <text:p text:style-name="P31"><text:s text:c="12"/>}</text:p>
      <text:p text:style-name="P31"><text:s text:c="12"/>return "Ok: " + child_pid;</text:p>
      <text:p text:style-name="P31"><text:s text:c="8"/>}</text:p>
      <text:p text:style-name="P31"><text:s text:c="4"/>}</text:p>
      <text:p text:style-name="P31"/>
      <text:p text:style-name="P31"><text:s text:c="4"/>std::string Pid() {</text:p>
      <text:p text:style-name="P31"><text:s text:c="8"/>return std::to_string(getpid());</text:p>
      <text:p text:style-name="P31"><text:s text:c="4"/>}</text:p>
      <text:p text:style-name="P31"/>
      <text:p text:style-name="P31"><text:s text:c="4"/>std::string Send(std::string str,int _id) {</text:p>
      <text:p text:style-name="P31"><text:s text:c="8"/>if(children.size() == 0) {</text:p>
      <text:p text:style-name="P31"><text:soft-page-break/><text:s text:c="12"/>return "Error: not find";</text:p>
      <text:p text:style-name="P31"><text:s text:c="8"/>}else if(children.find(_id) != children.end()) {</text:p>
      <text:p text:style-name="P31"><text:s text:c="12"/>if(Ping(_id) == "Ok: 1") {</text:p>
      <text:p text:style-name="P31"><text:s text:c="16"/>net::send_message(children[_id],str);</text:p>
      <text:p text:style-name="P31"><text:s text:c="16"/>std::string ans;</text:p>
      <text:p text:style-name="P31"><text:s text:c="16"/>try{</text:p>
      <text:p text:style-name="P31"><text:s text:c="20"/>ans = net::reseave_message(children[_id]);</text:p>
      <text:p text:style-name="P31"><text:s text:c="16"/>} catch(int) {</text:p>
      <text:p text:style-name="P31"><text:s text:c="20"/>ans = "Error: not find";</text:p>
      <text:p text:style-name="P31"><text:s text:c="16"/>}</text:p>
      <text:p text:style-name="P31"><text:s text:c="16"/>return ans;</text:p>
      <text:p text:style-name="P31"><text:s text:c="12"/>}</text:p>
      <text:p text:style-name="P31"><text:s text:c="8"/>}else{</text:p>
      <text:p text:style-name="P31"><text:s text:c="12"/>std::string ans = "Error: not find";</text:p>
      <text:p text:style-name="P31"><text:s text:c="12"/>for(auto&amp; child: children ) {</text:p>
      <text:p text:style-name="P31"><text:s text:c="16"/>if(Ping(child.first) == "Ok: 1") {</text:p>
      <text:p text:style-name="P31"><text:s text:c="20"/>std::string msg = "send " + std::to_string(_id) + " " + str;</text:p>
      <text:p text:style-name="P31"><text:s text:c="20"/>net::send_message(children[child.first],msg);</text:p>
      <text:p text:style-name="P31"><text:s text:c="20"/>try{</text:p>
      <text:p text:style-name="P31"><text:s text:c="24"/>msg = net::reseave_message(children[child.first]);</text:p>
      <text:p text:style-name="P31"><text:s text:c="20"/>} catch(int) {</text:p>
      <text:p text:style-name="P31"><text:s text:c="24"/>msg = "Error: not find";</text:p>
      <text:p text:style-name="P31"><text:s text:c="20"/>}</text:p>
      <text:p text:style-name="P31"><text:s text:c="20"/>if(msg != "Error: not find") {</text:p>
      <text:p text:style-name="P31"><text:s text:c="24"/>ans = msg;</text:p>
      <text:p text:style-name="P31"><text:s text:c="20"/>}</text:p>
      <text:p text:style-name="P31"><text:s text:c="16"/>}</text:p>
      <text:p text:style-name="P31"><text:s text:c="12"/>}</text:p>
      <text:p text:style-name="P31"><text:s text:c="12"/>return ans;</text:p>
      <text:p text:style-name="P31"><text:s text:c="8"/>}</text:p>
      <text:p text:style-name="P31"><text:s text:c="4"/>}</text:p>
      <text:p text:style-name="P31"/>
      <text:p text:style-name="P31"><text:s text:c="4"/>std::string Remove() {</text:p>
      <text:p text:style-name="P31"><text:s text:c="8"/>std::string ans;</text:p>
      <text:p text:style-name="P31"><text:s text:c="8"/>if(children.size() &gt; 0) {</text:p>
      <text:p text:style-name="P31"><text:s text:c="12"/>for(auto&amp; child: children ) {</text:p>
      <text:p text:style-name="P31"><text:s text:c="16"/>if(Ping(child.first) == "Ok: 1") {</text:p>
      <text:p text:style-name="P31"><text:s text:c="20"/>std::string msg = "remove";</text:p>
      <text:p text:style-name="P31"><text:soft-page-break/><text:s text:c="20"/>net::send_message(children[child.first],msg);</text:p>
      <text:p text:style-name="P31"><text:s text:c="20"/>try{</text:p>
      <text:p text:style-name="P31"><text:s text:c="24"/>msg = net::reseave_message(children[child.first]);</text:p>
      <text:p text:style-name="P31"><text:s text:c="24"/>if(ans.size() &gt; 0)</text:p>
      <text:p text:style-name="P31"><text:s text:c="28"/>ans = ans + " " + msg;</text:p>
      <text:p text:style-name="P31"><text:s text:c="24"/>else</text:p>
      <text:p text:style-name="P31"><text:s text:c="28"/>ans = <text:s/>msg;</text:p>
      <text:p text:style-name="P31"><text:s text:c="20"/>} catch(int) {}</text:p>
      <text:p text:style-name="P31"><text:s text:c="16"/>}</text:p>
      <text:p text:style-name="P31"><text:s text:c="16"/>net::unbind(children[child.first], children_port[child.first]);</text:p>
      <text:p text:style-name="P31"><text:s text:c="16"/>children[child.first]-&gt;close();</text:p>
      <text:p text:style-name="P31"><text:s text:c="12"/>}</text:p>
      <text:p text:style-name="P31"><text:s text:c="12"/>children.clear();</text:p>
      <text:p text:style-name="P31"><text:s text:c="12"/>children_port.clear();</text:p>
      <text:p text:style-name="P31"><text:s text:c="8"/>}</text:p>
      <text:p text:style-name="P31"><text:s text:c="8"/>return ans;</text:p>
      <text:p text:style-name="P31"><text:s text:c="4"/>}</text:p>
      <text:p text:style-name="P31">};</text:p>
      <text:p text:style-name="P6"/>
      <text:p text:style-name="P16">Демонстрация работы программы</text:p>
      <text:p text:style-name="P12">dr0ozd1@Dmitry-Nitro-AN515-45:~/Coding/os_labs/lab_6-8$ ./client</text:p>
      <text:p text:style-name="P12">create 2 -1 <text:s text:c="3"/></text:p>
      <text:p text:style-name="P12">Ok: 45524</text:p>
      <text:p text:style-name="P12">create 3 2</text:p>
      <text:p text:style-name="P12">Ok: 45569</text:p>
      <text:p text:style-name="P12">create 4 3</text:p>
      <text:p text:style-name="P12">Ok: 45657</text:p>
      <text:p text:style-name="P12">ping 2</text:p>
      <text:p text:style-name="P12">Ok: 1</text:p>
      <text:p text:style-name="P12">ping 3</text:p>
      <text:p text:style-name="P12">Ok: 1</text:p>
      <text:p text:style-name="P12">remove 3</text:p>
      <text:p text:style-name="P12">Ok</text:p>
      <text:p text:style-name="P12">ping 3</text:p>
      <text:p text:style-name="P12">Error: Not found</text:p>
      <text:p text:style-name="P12">ping 4</text:p>
      <text:p text:style-name="P12">Error: Not found</text:p>
      <text:p text:style-name="P12"><text:soft-page-break/>exec 2 1 1 1 1 1</text:p>
      <text:p text:style-name="P12">Ok: 2: 1</text:p>
      <text:p text:style-name="P12">exec 2 3 1 1 1</text:p>
      <text:p text:style-name="P12">Ok: 2: 3</text:p>
      <text:p text:style-name="P12">exit</text:p>
      <text:p text:style-name="P11"/>
      <text:p text:style-name="P14">Выводы</text:p>
      <text:p text:style-name="P29"><text:span text:style-name="T16">В результате проделанной работы я п</text:span>риобре<text:span text:style-name="T16">л</text:span> практическ<text:span text:style-name="T22">ие</text:span> навык<text:span text:style-name="T21">и</text:span> в: <text:span text:style-name="T17">у</text:span>правлении серверами сообщений<text:span text:style-name="T17">, п</text:span>рименени<text:span text:style-name="T19">и</text:span> отложенных вычислений, <text:span text:style-name="T17">и</text:span>нтеграци<text:span text:style-name="T19">и</text:span> программных систем друг с друго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loext:opacity="100%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loext:opacity="100%" fo:font-style="normal" fo:font-weight="bold" style:font-style-asian="normal" style:font-weight-asian="bold"/>
    </style:style>
    <style:style style:name="comment0_5f_c" style:display-name="comment0_c" style:family="text">
      <style:text-properties fo:color="#339933" loext:opacity="100%" fo:font-style="normal" fo:font-weight="normal" style:font-style-asian="normal" style:font-weight-asian="normal"/>
    </style:style>
    <style:style style:name="number_5f_c" style:display-name="number_c" style:family="text">
      <style:text-properties fo:color="#0000dd" loext:opacity="100%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loext:opacity="100%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loext:opacity="100%" fo:font-style="normal" fo:font-weight="normal" style:font-style-asian="normal" style:font-weight-asian="normal"/>
    </style:style>
    <style:style style:name="symbol0_5f_c" style:display-name="symbol0_c" style:family="text">
      <style:text-properties fo:color="#339933" loext:opacity="100%" fo:font-style="normal" fo:font-weight="normal" style:font-style-asian="normal" style:font-weight-asian="normal"/>
    </style:style>
    <style:style style:name="string_5f_c" style:display-name="string_c" style:family="text">
      <style:text-properties fo:color="#ff0000" loext:opacity="100%" fo:font-style="normal" fo:font-weight="normal" style:font-style-asian="normal" style:font-weight-asian="normal"/>
    </style:style>
    <style:style style:name="escaped_5f_c" style:display-name="escaped_c" style:family="text">
      <style:text-properties fo:color="#000099" loext:opacity="100%" fo:font-style="normal" fo:font-weight="bold" style:font-style-asian="normal" style:font-weight-asian="bold"/>
    </style:style>
    <style:style style:name="keyword2_5f_c" style:display-name="keyword2_c" style:family="text">
      <style:text-properties fo:color="#000066" loext:opacity="100%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loext:opacity="100%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loext:opacity="100%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page_20_number"><text:page-number text:select-page="current">2</text:page-number></text:span></text:p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0:04:00</meta:creation-date>
    <meta:initial-creator>sindchess@gmail.com</meta:initial-creator>
    <dc:language>ru-RU</dc:language>
    <dc:date>2023-04-02T10:08:16.506983859</dc:date>
    <meta:editing-cycles>14</meta:editing-cycles>
    <meta:editing-duration>PT58M22S</meta:editing-duration>
    <meta:generator>LibreOffice/7.3.7.2$Linux_X86_64 LibreOffice_project/30$Build-2</meta:generator>
    <meta:document-statistic meta:table-count="0" meta:image-count="0" meta:object-count="0" meta:page-count="14" meta:paragraph-count="410" meta:word-count="1454" meta:character-count="14546" meta:non-whitespace-character-count="10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